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E300000358655DFE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8016in" draw:z-index="0"><draw:image xlink:href="Pictures/10000001000005E300000358655DFE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21:03:12.894939745</meta:creation-date>
    <dc:date>2025-04-22T21:03:29.847206192</dc:date>
    <meta:editing-duration>PT18S</meta:editing-duration>
    <meta:editing-cycles>1</meta:editing-cycles>
    <meta:generator>LibreOffice/24.2.7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